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9535in" table:align="left"/>
    </style:style>
    <style:style style:name="Table1.A" style:family="table-column">
      <style:table-column-properties style:column-width="1.1396in"/>
    </style:style>
    <style:style style:name="Table1.B" style:family="table-column">
      <style:table-column-properties style:column-width="0.6785in"/>
    </style:style>
    <style:style style:name="Table1.C" style:family="table-column">
      <style:table-column-properties style:column-width="0.6701in"/>
    </style:style>
    <style:style style:name="Table1.D" style:family="table-column">
      <style:table-column-properties style:column-width="0.7063in"/>
    </style:style>
    <style:style style:name="Table1.E" style:family="table-column">
      <style:table-column-properties style:column-width="1.75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Horizontal_20_Line">
      <style:text-properties fo:color="#b85c00"/>
    </style:style>
    <style:style style:name="P3" style:family="paragraph" style:parent-style-name="Horizontal_20_Line">
      <style:text-properties fo:background-color="#d4ea6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T1" style:family="text">
      <style:text-properties fo:color="#c9211e" fo:background-color="#ffff00" loext:char-shading-value="0"/>
    </style:style>
    <style:style style:name="T2" style:family="text">
      <style:text-properties fo:color="#127622" fo:background-color="#d4ea6b" loext:char-shading-value="0"/>
    </style:style>
    <style:style style:name="T3" style:family="text">
      <style:text-properties fo:background-color="#d4ea6b" loext:char-shading-value="0"/>
    </style:style>
    <style:style style:name="T4" style:family="text">
      <style:text-properties fo:color="#b85c00"/>
    </style:style>
    <style:style style:name="T5" style:family="text">
      <style:text-properties fo:color="#b85c00" fo:background-color="#d4ea6b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🎬 </text:span><text:span text:style-name="Strong_20_Emphasis"><text:span text:style-name="T1">Day 8 – Python Interview Series</text:span></text:span></text:h>
      <text:h text:style-name="Heading_20_2" text:outline-level="2"><text:span text:style-name="T2">📌 </text:span><text:span text:style-name="Strong_20_Emphasis"><text:span text:style-name="T2">Topic: Python Data Structures Explained with Real-Time Analogies</text:span></text:span></text:h>
      <text:p text:style-name="Horizontal_20_Line"/>
      <text:h text:style-name="Heading_20_2" text:outline-level="2"><text:span text:style-name="Strong_20_Emphasis"><text:span text:style-name="T4">What Are Data Structures in Python?</text:span></text:span></text:h>
      <text:p text:style-name="Text_20_body"><text:span text:style-name="Strong_20_Emphasis">Definition:</text:span><text:line-break/>"Data structures are different ways to store and organize data in memory so we can access and modify it efficiently."</text:p>
      <text:h text:style-name="Heading_20_2" text:outline-level="2"><text:span text:style-name="T4">🔸 </text:span><text:span text:style-name="Strong_20_Emphasis"><text:span text:style-name="T4">1. List – The Most Flexible Container</text:span></text:span></text:h>
      <text:p text:style-name="Text_20_body">📘 <text:span text:style-name="Strong_20_Emphasis">Definition:</text:span><text:line-break/>A List is an <text:span text:style-name="Strong_20_Emphasis">ordered, mutable collection</text:span> that can store any type of data.</text:p>
      <text:p text:style-name="Text_20_body"/>
      <text:h text:style-name="Heading_20_3" text:outline-level="3">✅ Syntax:</text:h>
      <text:p text:style-name="Preformatted_20_Text"><text:span text:style-name="Source_20_Text">fruits = ['apple', 'banana', 'mango']</text:span></text:p>
      <text:p text:style-name="Preformatted_20_Text"><text:span text:style-name="Source_20_Text">fruits.append('grape') <text:s text:c="2"/># Add item</text:span></text:p>
      <text:p text:style-name="P1"><text:span text:style-name="Source_20_Text">print(fruits[1]) <text:s text:c="8"/># Output: banana</text:span></text:p>
      <text:p text:style-name="Text_20_body">🎯 <text:span text:style-name="Strong_20_Emphasis">Use Case:</text:span><text:line-break/>When you need a collection that <text:span text:style-name="Strong_20_Emphasis">can grow, shrink, or change</text:span>.</text:p>
      <text:p text:style-name="Text_20_body">🧠 <text:span text:style-name="Strong_20_Emphasis">Interview Tip:</text:span><text:line-break/>Understand methods like <text:span text:style-name="Source_20_Text">append()</text:span>, <text:span text:style-name="Source_20_Text">pop()</text:span>, slicing, and list comprehension.</text:p>
      <text:p text:style-name="Horizontal_20_Line"/>
      <text:h text:style-name="Heading_20_2" text:outline-level="2"><text:span text:style-name="T4">🔸 </text:span><text:span text:style-name="Strong_20_Emphasis"><text:span text:style-name="T4">2. Tuple – Fixed and Ordered</text:span></text:span></text:h>
      <text:p text:style-name="Text_20_body">📘 <text:span text:style-name="Strong_20_Emphasis">Definition:</text:span><text:line-break/>A Tuple is an <text:span text:style-name="Strong_20_Emphasis">ordered, immutable</text:span> collection. Once created, it cannot be changed.</text:p>
      <text:h text:style-name="Heading_20_3" text:outline-level="3">✅ Syntax:</text:h>
      <text:p text:style-name="Preformatted_20_Text"><text:span text:style-name="Source_20_Text">location = ('Delhi', 'Mumbai', 'Chennai')</text:span></text:p>
      <text:p text:style-name="P1"><text:span text:style-name="Source_20_Text">print(location[0]) <text:s/># Output: Delhi</text:span></text:p>
      <text:p text:style-name="Text_20_body">🎯 <text:span text:style-name="Strong_20_Emphasis">Use Case:</text:span><text:line-break/>Use when data should remain <text:span text:style-name="Strong_20_Emphasis">constant and secure</text:span>.</text:p>
      <text:p text:style-name="Text_20_body"><text:soft-page-break/>🧠 <text:span text:style-name="Strong_20_Emphasis">Interview Tip:</text:span><text:line-break/>Tuples are <text:span text:style-name="Strong_20_Emphasis">faster and memory-efficient</text:span>. Use them for fixed data.</text:p>
      <text:p text:style-name="Horizontal_20_Line"/>
      <text:h text:style-name="Heading_20_2" text:outline-level="2"><text:span text:style-name="T4">🔸 </text:span><text:span text:style-name="Strong_20_Emphasis"><text:span text:style-name="T4">3. Set – Unique Collection</text:span></text:span></text:h>
      <text:p text:style-name="Text_20_body">📘 <text:span text:style-name="Strong_20_Emphasis">Definition:</text:span><text:line-break/>A Set is an <text:span text:style-name="Strong_20_Emphasis">unordered, mutable collection</text:span> that <text:span text:style-name="Strong_20_Emphasis">only stores unique items</text:span>.</text:p>
      <text:h text:style-name="Heading_20_3" text:outline-level="3">✅ Syntax:</text:h>
      <text:p text:style-name="Preformatted_20_Text"><text:span text:style-name="Source_20_Text">numbers = {1, 2, 2, 3}</text:span></text:p>
      <text:p text:style-name="P1"><text:span text:style-name="Source_20_Text">print(numbers) <text:s/># Output: {1, 2, 3}</text:span></text:p>
      <text:p text:style-name="Text_20_body">🎯 <text:span text:style-name="Strong_20_Emphasis">Use Case:</text:span><text:line-break/>Use when <text:span text:style-name="Strong_20_Emphasis">duplicates are not allowed</text:span>, or when performing operations like union/intersection.</text:p>
      <text:p text:style-name="Text_20_body">🧠 <text:span text:style-name="Strong_20_Emphasis">Interview Tip:</text:span><text:line-break/>Practice <text:span text:style-name="Source_20_Text">add()</text:span>, <text:span text:style-name="Source_20_Text">remove()</text:span>, <text:span text:style-name="Source_20_Text">union()</text:span>, <text:span text:style-name="Source_20_Text">intersection()</text:span>.</text:p>
      <text:p text:style-name="Horizontal_20_Line"/>
      <text:h text:style-name="Heading_20_2" text:outline-level="2"><text:span text:style-name="T4">🔸 </text:span><text:span text:style-name="Strong_20_Emphasis"><text:span text:style-name="T4">4. Dictionary – Key-Value Mapping</text:span></text:span></text:h>
      <text:p text:style-name="Text_20_body">📘 <text:span text:style-name="Strong_20_Emphasis">Definition:</text:span><text:line-break/>A Dictionary stores <text:span text:style-name="Strong_20_Emphasis">key-value pairs</text:span>, where keys must be unique.</text:p>
      <text:p text:style-name="Text_20_body">📖 <text:span text:style-name="Strong_20_Emphasis">Real-Life Analogy:</text:span><text:line-break/>“Think of a <text:span text:style-name="Strong_20_Emphasis">phonebook</text:span> – you search a name (key), and get a number (value).”</text:p>
      <text:h text:style-name="Heading_20_3" text:outline-level="3">✅ Syntax:</text:h>
      <text:p text:style-name="Preformatted_20_Text"><text:span text:style-name="Source_20_Text">student = {'name': 'Aman', 'age': 21}</text:span></text:p>
      <text:p text:style-name="P1"><text:span text:style-name="Source_20_Text">print(student['name']) <text:s/># Output: Aman</text:span></text:p>
      <text:p text:style-name="Text_20_body">🎯 <text:span text:style-name="Strong_20_Emphasis">Use Case:</text:span><text:line-break/>When you need a <text:span text:style-name="Strong_20_Emphasis">mapping between two types of data</text:span> – like ID and name.</text:p>
      <text:p text:style-name="Text_20_body">🧠 <text:span text:style-name="Strong_20_Emphasis">Interview Tip:</text:span><text:line-break/>Know how to use <text:span text:style-name="Source_20_Text">get()</text:span>, <text:span text:style-name="Source_20_Text">update()</text:span>, <text:span text:style-name="Source_20_Text">keys()</text:span>, and <text:span text:style-name="Source_20_Text">values()</text:span>.</text:p>
      <text:p text:style-name="P2"/>
      <text:h text:style-name="Heading_20_2" text:outline-level="2"><text:span text:style-name="T4">🔸 </text:span><text:span text:style-name="Strong_20_Emphasis"><text:span text:style-name="T4">5. Stack – Last In, First Out (LIFO)</text:span></text:span></text:h>
      <text:p text:style-name="Text_20_body">📘 <text:span text:style-name="Strong_20_Emphasis">Definition:</text:span><text:line-break/>A Stack is a <text:span text:style-name="Strong_20_Emphasis">LIFO</text:span> structure – <text:span text:style-name="Strong_20_Emphasis">the last item added is the first one removed</text:span>.</text:p>
      <text:h text:style-name="Heading_20_3" text:outline-level="3"><text:soft-page-break/>✅ Syntax:</text:h>
      <text:p text:style-name="Preformatted_20_Text"><text:span text:style-name="Source_20_Text">stack = []</text:span></text:p>
      <text:p text:style-name="Preformatted_20_Text"><text:span text:style-name="Source_20_Text">stack.append('A') <text:s/># Push</text:span></text:p>
      <text:p text:style-name="Preformatted_20_Text"><text:span text:style-name="Source_20_Text">stack.append('B')</text:span></text:p>
      <text:p text:style-name="P1"><text:span text:style-name="Source_20_Text">print(stack.pop()) <text:s/># Output: B (last added, first removed)</text:span></text:p>
      <text:p text:style-name="Text_20_body">🎯 <text:span text:style-name="Strong_20_Emphasis">Use Case:</text:span><text:line-break/>Used in:</text:p>
      <text:list xml:id="list2693686683" text:style-name="L1">
        <text:list-item>
          <text:p text:style-name="P4">Undo functionality</text:p>
        </text:list-item>
        <text:list-item>
          <text:p text:style-name="P4">Function calls</text:p>
        </text:list-item>
        <text:list-item>
          <text:p text:style-name="P4">Browser back button</text:p>
        </text:list-item>
      </text:list>
      <text:p text:style-name="Text_20_body">🧠 <text:span text:style-name="Strong_20_Emphasis">Interview Tip:</text:span><text:line-break/>Know how to implement stacks using lists, and understand LIFO behavior.</text:p>
      <text:p text:style-name="P3"/>
      <text:h text:style-name="Heading_20_2" text:outline-level="2"><text:span text:style-name="T3">❓ </text:span><text:span text:style-name="Strong_20_Emphasis"><text:span text:style-name="T3">Mini Quiz – Comment </text:span></text:span></text:h>
      <text:p text:style-name="Text_20_body">🎙️<text:line-break/>“Let’s test your knowledge – comment the answer below:”</text:p>
      <text:p text:style-name="Preformatted_20_Text"><text:span text:style-name="Source_20_Text">a = [10, 20, 20, 30]</text:span></text:p>
      <text:p text:style-name="Preformatted_20_Text"><text:span text:style-name="Source_20_Text">b = set(a)</text:span></text:p>
      <text:p text:style-name="P1"><text:span text:style-name="Source_20_Text">print(len(b))</text:span></text:p>
      <text:p text:style-name="Text_20_body">❓ What will be the output?<text:line-break/>❓ What does <text:span text:style-name="Source_20_Text">set()</text:span> do here?</text:p>
      <text:p text:style-name="Horizontal_20_Line"/>
      <text:h text:style-name="Heading_20_2" text:outline-level="2"><text:span text:style-name="T4">📌 </text:span><text:span text:style-name="Strong_20_Emphasis"><text:span text:style-name="T4">Summary Table – For Quick Revision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Data Structure</text:p>
            </table:table-cell>
            <table:table-cell table:style-name="Table1.A1" office:value-type="string">
              <text:p text:style-name="Table_20_Heading">Ordered</text:p>
            </table:table-cell>
            <table:table-cell table:style-name="Table1.A1" office:value-type="string">
              <text:p text:style-name="Table_20_Heading">Mutable</text:p>
            </table:table-cell>
            <table:table-cell table:style-name="Table1.A1" office:value-type="string">
              <text:p text:style-name="Table_20_Heading">Unique</text:p>
            </table:table-cell>
            <table:table-cell table:style-name="Table1.A1" office:value-type="string">
              <text:p text:style-name="Table_20_Heading">Real-Life 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List</text:span>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Shopping bag (flexible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uple</text:span>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GPS location (fixed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</text:span>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Guest list (no duplicates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ictionary</text:span></text:p>
          </table:table-cell>
          <table:table-cell table:style-name="Table1.A1" office:value-type="string">
            <text:p text:style-name="Table_20_Contents">❌ Keys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✅ Keys</text:p>
          </table:table-cell>
          <table:table-cell table:style-name="Table1.A1" office:value-type="string">
            <text:p text:style-name="Table_20_Contents">Phonebook (key: value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ack</text:span>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✅ LIFO</text:p>
          </table:table-cell>
          <table:table-cell table:style-name="Table1.A1" office:value-type="string">
            <text:p text:style-name="Table_20_Contents">Stack of plates (Undo)</text:p>
          </table:table-cell>
        </table:table-row>
      </table:table>
      <text:p text:style-name="Horizontal_20_Line"/>
      <text:h text:style-name="Heading_20_2" text:outline-level="2"><text:span text:style-name="T5">🧠 </text:span><text:span text:style-name="Strong_20_Emphasis"><text:span text:style-name="T5">Most Common Interview Questions</text:span></text:span></text:h>
      <text:list xml:id="list189334401" text:style-name="L2">
        <text:list-item>
          <text:p text:style-name="P5">What is the difference between <text:span text:style-name="Strong_20_Emphasis">List and Tuple</text:span>?<text:line-break/>→ List is mutable, Tuple is immutable.</text:p>
        </text:list-item>
        <text:list-item>
          <text:p text:style-name="P5"><text:soft-page-break/>When would you use <text:span text:style-name="Strong_20_Emphasis">Set instead of List</text:span>?<text:line-break/>→ When you want only unique items.</text:p>
        </text:list-item>
        <text:list-item>
          <text:p text:style-name="P5">What is a <text:span text:style-name="Strong_20_Emphasis">real-life use of Dictionary</text:span>?<text:line-break/>→ Mapping user ID to name, or config settings.</text:p>
        </text:list-item>
        <text:list-item>
          <text:p text:style-name="P5">How is a <text:span text:style-name="Strong_20_Emphasis">Stack</text:span> used in real applications?<text:line-break/>→ Function call stack, undo actions, browser history.</text:p>
        </text:list-item>
      </text:list>
      <text:p text:style-name="Horizontal_20_Line"/>
      <text:h text:style-name="Heading_20_2" text:outline-level="2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9T15:10:28.108000000</meta:creation-date>
    <dc:date>2025-07-20T14:46:26.557000000</dc:date>
    <meta:editing-duration>PT25M36S</meta:editing-duration>
    <meta:editing-cycles>3</meta:editing-cycles>
    <meta:generator>Neat_Office/6.2.8.2$Windows_x86 LibreOffice_project/</meta:generator>
    <meta:document-statistic meta:table-count="1" meta:image-count="0" meta:object-count="0" meta:page-count="4" meta:paragraph-count="88" meta:word-count="535" meta:character-count="3082" meta:non-whitespace-character-count="2614"/>
  </office:meta>
</office:document-meta>
</file>